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3000001A5DE7BE3D689C4B06D.png" manifest:media-type="image/png"/>
  <manifest:file-entry manifest:full-path="Pictures/10000000000000F4000001A3C5D3C93D6C7AE297.png" manifest:media-type="image/png"/>
  <manifest:file-entry manifest:full-path="Pictures/10000000000000F3000001A701C43B9B89973F73.png" manifest:media-type="image/png"/>
  <manifest:file-entry manifest:full-path="Pictures/10000000000000E8000001A2A681ABCEDB8E7E8E.png" manifest:media-type="image/png"/>
  <manifest:file-entry manifest:full-path="Pictures/10000000000000F8000001B0C3664755585F8ED4.png" manifest:media-type="image/png"/>
  <manifest:file-entry manifest:full-path="Pictures/10000000000000F6000001AB44F786783EF4DFD8.png" manifest:media-type="image/png"/>
  <manifest:file-entry manifest:full-path="Pictures/10000000000000F2000001AD4D7C63ED31BB621F.png" manifest:media-type="image/png"/>
  <manifest:file-entry manifest:full-path="Pictures/10000000000000FA000001BCCBD96050A6B21BD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68cm" svg:height="9.534cm" svg:x="5.98cm" svg:y="1.45cm">
          <draw:image xlink:href="Pictures/10000000000000FA000001BCCBD96050A6B21BD9.png" xlink:type="simple" xlink:show="embed" xlink:actuate="onLoad">
            <text:p/>
          </draw:image>
        </draw:frame>
        <draw:frame draw:style-name="gr1" draw:text-style-name="P1" draw:layer="layout" svg:width="5.196cm" svg:height="9.212cm" svg:x="1cm" svg:y="1.605cm">
          <draw:image xlink:href="Pictures/10000000000000F2000001AD4D7C63ED31BB621F.png" xlink:type="simple" xlink:show="embed" xlink:actuate="onLoad">
            <text:p/>
          </draw:image>
        </draw:frame>
        <draw:frame draw:style-name="gr1" draw:text-style-name="P1" draw:layer="layout" svg:width="5.282cm" svg:height="9.169cm" svg:x="11.166cm" svg:y="1.493cm">
          <draw:image xlink:href="Pictures/10000000000000F6000001AB44F786783EF4DFD8.png" xlink:type="simple" xlink:show="embed" xlink:actuate="onLoad">
            <text:p/>
          </draw:image>
        </draw:frame>
        <draw:frame draw:style-name="gr1" draw:text-style-name="P1" draw:layer="layout" svg:width="5.325cm" svg:height="9.276cm" svg:x="16.425cm" svg:y="1.531cm">
          <draw:image xlink:href="Pictures/10000000000000F8000001B0C3664755585F8ED4.png" xlink:type="simple" xlink:show="embed" xlink:actuate="onLoad">
            <text:p/>
          </draw:image>
        </draw:frame>
        <draw:frame draw:style-name="gr1" draw:text-style-name="P1" draw:layer="layout" svg:width="5.217cm" svg:height="9.082cm" svg:x="1.099cm" svg:y="11.558cm">
          <draw:image xlink:href="Pictures/10000000000000F3000001A701C43B9B89973F73.png" xlink:type="simple" xlink:show="embed" xlink:actuate="onLoad">
            <text:p/>
          </draw:image>
        </draw:frame>
        <draw:frame draw:style-name="gr1" draw:text-style-name="P1" draw:layer="layout" svg:width="5.239cm" svg:height="8.997cm" svg:x="6.276cm" svg:y="11.589cm">
          <draw:image xlink:href="Pictures/10000000000000F4000001A3C5D3C93D6C7AE297.png" xlink:type="simple" xlink:show="embed" xlink:actuate="onLoad">
            <text:p/>
          </draw:image>
        </draw:frame>
        <draw:frame draw:style-name="gr1" draw:text-style-name="P1" draw:layer="layout" svg:width="4.981cm" svg:height="8.976cm" svg:x="11.458cm" svg:y="11.591cm">
          <draw:image xlink:href="Pictures/10000000000000E8000001A2A681ABCEDB8E7E8E.png" xlink:type="simple" xlink:show="embed" xlink:actuate="onLoad">
            <text:p/>
          </draw:image>
        </draw:frame>
        <draw:frame draw:style-name="gr1" draw:text-style-name="P1" draw:layer="layout" svg:width="4.873cm" svg:height="9.039cm" svg:x="16.724cm" svg:y="11.558cm">
          <draw:image xlink:href="Pictures/10000000000000E3000001A5DE7BE3D689C4B06D.png" xlink:type="simple" xlink:show="embed" xlink:actuate="onLoad">
            <text:p/>
          </draw:image>
        </draw:frame>
        <draw:frame draw:style-name="gr2" draw:text-style-name="P2" draw:layer="layout" svg:width="2.051cm" svg:height="0.954cm" svg:x="2.949cm" svg:y="0.796cm">
          <draw:text-box>
            <text:p>16KB</text:p>
          </draw:text-box>
        </draw:frame>
        <draw:frame draw:style-name="gr2" draw:text-style-name="P2" draw:layer="layout" svg:width="2.051cm" svg:height="0.954cm" svg:x="8cm" svg:y="0.796cm">
          <draw:text-box>
            <text:p>32KB</text:p>
          </draw:text-box>
        </draw:frame>
        <draw:frame draw:style-name="gr2" draw:text-style-name="P2" draw:layer="layout" svg:width="2.051cm" svg:height="0.954cm" svg:x="13.25cm" svg:y="0.75cm">
          <draw:text-box>
            <text:p>64KB</text:p>
          </draw:text-box>
        </draw:frame>
        <draw:frame draw:style-name="gr3" draw:text-style-name="P2" draw:layer="layout" svg:width="2.403cm" svg:height="0.954cm" svg:x="18.449cm" svg:y="0.75cm">
          <draw:text-box>
            <text:p>128KB</text:p>
          </draw:text-box>
        </draw:frame>
        <draw:frame draw:style-name="gr3" draw:text-style-name="P2" draw:layer="layout" svg:width="2.403cm" svg:height="0.954cm" svg:x="2.847cm" svg:y="10.796cm">
          <draw:text-box>
            <text:p>256KB</text:p>
          </draw:text-box>
        </draw:frame>
        <draw:frame draw:style-name="gr3" draw:text-style-name="P2" draw:layer="layout" svg:width="2.403cm" svg:height="0.954cm" svg:x="7.847cm" svg:y="10.796cm">
          <draw:text-box>
            <text:p>512KB</text:p>
          </draw:text-box>
        </draw:frame>
        <draw:frame draw:style-name="gr4" draw:text-style-name="P2" draw:layer="layout" svg:width="2.754cm" svg:height="0.954cm" svg:x="13cm" svg:y="10.796cm">
          <draw:text-box>
            <text:p>1024KB</text:p>
          </draw:text-box>
        </draw:frame>
        <draw:frame draw:style-name="gr4" draw:text-style-name="P2" draw:layer="layout" svg:width="2.754cm" svg:height="0.954cm" svg:x="17.996cm" svg:y="10.75cm">
          <draw:text-box>
            <text:p>2048K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5T09:41:28.137317597</meta:creation-date>
    <dc:date>2020-02-05T09:58:20.787443332</dc:date>
    <meta:editing-duration>PT6M42S</meta:editing-duration>
    <meta:editing-cycles>1</meta:editing-cycles>
    <meta:generator>LibreOffice/5.3.6.1$Linux_X86_64 LibreOffice_project/30$Build-1</meta:generator>
    <meta:document-statistic meta:object-count="16"/>
  </office:meta>
</office:document-meta>
</file>